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216d19"/>
    </style:style>
    <style:style style:name="P2" style:family="paragraph" style:parent-style-name="Standard">
      <style:text-properties fo:language="pt" fo:country="BR" officeooo:rsid="00216d19" officeooo:paragraph-rsid="00216d19" style:font-size-asian="10.5pt"/>
    </style:style>
    <style:style style:name="P3" style:family="paragraph" style:parent-style-name="Standard">
      <style:text-properties officeooo:paragraph-rsid="0026d7e4"/>
    </style:style>
    <style:style style:name="P4" style:family="paragraph" style:parent-style-name="Standard">
      <style:text-properties officeooo:rsid="00276527" officeooo:paragraph-rsid="00276527"/>
    </style:style>
    <style:style style:name="P5" style:family="paragraph" style:parent-style-name="Standard">
      <style:text-properties officeooo:rsid="0027c790" officeooo:paragraph-rsid="0027c790"/>
    </style:style>
    <style:style style:name="P6" style:family="paragraph" style:parent-style-name="Standard">
      <style:text-properties officeooo:rsid="00298c9e" officeooo:paragraph-rsid="00298c9e"/>
    </style:style>
    <style:style style:name="P7" style:family="paragraph" style:parent-style-name="Standard">
      <style:text-properties officeooo:paragraph-rsid="00493605"/>
    </style:style>
    <style:style style:name="P8" style:family="paragraph" style:parent-style-name="Standard">
      <style:text-properties officeooo:rsid="004a4235" officeooo:paragraph-rsid="004a4235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Text_20_body">
      <style:text-properties fo:language="pt" fo:country="BR" officeooo:rsid="00140ef3" officeooo:paragraph-rsid="00140ef3"/>
    </style:style>
    <style:style style:name="P11" style:family="paragraph" style:parent-style-name="Text_20_body">
      <style:text-properties fo:language="pt" fo:country="BR" officeooo:rsid="0015ade3" officeooo:paragraph-rsid="0015ade3"/>
    </style:style>
    <style:style style:name="P12" style:family="paragraph" style:parent-style-name="Text_20_body">
      <style:text-properties fo:language="pt" fo:country="BR" officeooo:rsid="00216d19" officeooo:paragraph-rsid="001267a5"/>
    </style:style>
    <style:style style:name="P13" style:family="paragraph" style:parent-style-name="Text_20_body">
      <style:text-properties fo:language="pt" fo:country="BR" officeooo:rsid="0018849f" officeooo:paragraph-rsid="0018849f"/>
    </style:style>
    <style:style style:name="P14" style:family="paragraph" style:parent-style-name="Text_20_body">
      <style:text-properties fo:language="pt" fo:country="BR" officeooo:rsid="002650ff" officeooo:paragraph-rsid="002650ff"/>
    </style:style>
    <style:style style:name="P15" style:family="paragraph" style:parent-style-name="Text_20_body">
      <style:text-properties officeooo:rsid="0017e22d" officeooo:paragraph-rsid="0018849f"/>
    </style:style>
    <style:style style:name="P16" style:family="paragraph" style:parent-style-name="Text_20_body">
      <style:text-properties officeooo:rsid="0020e3a3" officeooo:paragraph-rsid="0020e3a3"/>
    </style:style>
    <style:style style:name="P17" style:family="paragraph" style:parent-style-name="Text_20_body">
      <style:text-properties officeooo:paragraph-rsid="00226a02"/>
    </style:style>
    <style:style style:name="P18" style:family="paragraph" style:parent-style-name="Text_20_body">
      <style:text-properties officeooo:paragraph-rsid="003084d9"/>
    </style:style>
    <style:style style:name="P19" style:family="paragraph" style:parent-style-name="Text_20_body">
      <style:text-properties officeooo:rsid="0034b1d8" officeooo:paragraph-rsid="0034b1d8"/>
    </style:style>
    <style:style style:name="P20" style:family="paragraph" style:parent-style-name="Text_20_body">
      <style:text-properties officeooo:rsid="0039a92a" officeooo:paragraph-rsid="0039a92a"/>
    </style:style>
    <style:style style:name="P21" style:family="paragraph" style:parent-style-name="Text_20_body">
      <style:text-properties officeooo:paragraph-rsid="003b8021"/>
    </style:style>
    <style:style style:name="P22" style:family="paragraph" style:parent-style-name="Text_20_body">
      <style:text-properties officeooo:rsid="003ceee1" officeooo:paragraph-rsid="003ceee1"/>
    </style:style>
    <style:style style:name="P23" style:family="paragraph" style:parent-style-name="Text_20_body">
      <style:text-properties officeooo:rsid="003d9bf3" officeooo:paragraph-rsid="003d9bf3"/>
    </style:style>
    <style:style style:name="P24" style:family="paragraph" style:parent-style-name="Text_20_body">
      <style:text-properties officeooo:rsid="003f91ed" officeooo:paragraph-rsid="003f91ed"/>
    </style:style>
    <style:style style:name="P25" style:family="paragraph" style:parent-style-name="Text_20_body">
      <style:text-properties officeooo:rsid="00412010" officeooo:paragraph-rsid="00412010"/>
    </style:style>
    <style:style style:name="P26" style:family="paragraph" style:parent-style-name="Text_20_body">
      <style:text-properties officeooo:rsid="00437e2b" officeooo:paragraph-rsid="00437e2b"/>
    </style:style>
    <style:style style:name="P27" style:family="paragraph" style:parent-style-name="Text_20_body">
      <style:text-properties officeooo:paragraph-rsid="0044fff3"/>
    </style:style>
    <style:style style:name="P28" style:family="paragraph" style:parent-style-name="Text_20_body">
      <style:text-properties officeooo:rsid="004c3547" officeooo:paragraph-rsid="004c3547"/>
    </style:style>
    <style:style style:name="P29" style:family="paragraph" style:parent-style-name="Text_20_body">
      <style:text-properties officeooo:rsid="004d1f90" officeooo:paragraph-rsid="004d1f90"/>
    </style:style>
    <style:style style:name="P30" style:family="paragraph" style:parent-style-name="Text_20_body">
      <style:text-properties officeooo:rsid="004d1f90" officeooo:paragraph-rsid="004d56ab"/>
    </style:style>
    <style:style style:name="P31" style:family="paragraph" style:parent-style-name="Text_20_body">
      <style:text-properties officeooo:rsid="004d56ab" officeooo:paragraph-rsid="004d56ab"/>
    </style:style>
    <style:style style:name="P32" style:family="paragraph" style:parent-style-name="Text_20_body">
      <style:text-properties officeooo:rsid="004ef98b" officeooo:paragraph-rsid="00503683"/>
    </style:style>
    <style:style style:name="P33" style:family="paragraph" style:parent-style-name="Text_20_body">
      <style:text-properties officeooo:rsid="00503683" officeooo:paragraph-rsid="00503683"/>
    </style:style>
    <style:style style:name="P34" style:family="paragraph" style:parent-style-name="Text_20_body">
      <style:text-properties officeooo:rsid="0050ba19" officeooo:paragraph-rsid="0050ba19"/>
    </style:style>
    <style:style style:name="P35" style:family="paragraph" style:parent-style-name="Text_20_body">
      <style:text-properties officeooo:rsid="00510ed7" officeooo:paragraph-rsid="00510ed7"/>
    </style:style>
    <style:style style:name="P36" style:family="paragraph" style:parent-style-name="Text_20_body">
      <style:text-properties officeooo:rsid="0050ba19" officeooo:paragraph-rsid="0050ba19"/>
    </style:style>
    <style:style style:name="P37" style:family="paragraph" style:parent-style-name="Text_20_body">
      <style:text-properties officeooo:rsid="00531074" officeooo:paragraph-rsid="00531074"/>
    </style:style>
    <style:style style:name="P38" style:family="paragraph" style:parent-style-name="Text_20_body">
      <style:text-properties officeooo:rsid="005382fe" officeooo:paragraph-rsid="005382fe"/>
    </style:style>
    <style:style style:name="P39" style:family="paragraph" style:parent-style-name="Text_20_body">
      <style:text-properties officeooo:rsid="0053d721" officeooo:paragraph-rsid="0053d721"/>
    </style:style>
    <style:style style:name="P40" style:family="paragraph" style:parent-style-name="Text_20_body">
      <style:text-properties officeooo:paragraph-rsid="0053d721"/>
    </style:style>
    <style:style style:name="P41" style:family="paragraph" style:parent-style-name="Text_20_body">
      <style:text-properties officeooo:rsid="0053e007" officeooo:paragraph-rsid="0053e007"/>
    </style:style>
    <style:style style:name="P42" style:family="paragraph" style:parent-style-name="Text_20_body">
      <style:text-properties officeooo:rsid="005574b2" officeooo:paragraph-rsid="005574b2"/>
    </style:style>
    <style:style style:name="P43" style:family="paragraph" style:parent-style-name="Text_20_body">
      <style:text-properties officeooo:rsid="0056d7c4" officeooo:paragraph-rsid="0056d7c4"/>
    </style:style>
    <style:style style:name="P44" style:family="paragraph" style:parent-style-name="Text_20_body">
      <style:text-properties officeooo:rsid="0057fcd7" officeooo:paragraph-rsid="0057fcd7"/>
    </style:style>
    <style:style style:name="P45" style:family="paragraph" style:parent-style-name="Text_20_body">
      <style:text-properties officeooo:rsid="0058d107" officeooo:paragraph-rsid="0058d107"/>
    </style:style>
    <style:style style:name="P46" style:family="paragraph" style:parent-style-name="Text_20_body">
      <style:text-properties officeooo:rsid="005af4ab" officeooo:paragraph-rsid="005af4ab"/>
    </style:style>
    <style:style style:name="P47" style:family="paragraph" style:parent-style-name="Text_20_body">
      <style:text-properties officeooo:rsid="005cc098" officeooo:paragraph-rsid="005cc098"/>
    </style:style>
    <style:style style:name="P48" style:family="paragraph" style:parent-style-name="Heading_20_1">
      <style:text-properties officeooo:rsid="0044fff3" officeooo:paragraph-rsid="0044fff3"/>
    </style:style>
    <style:style style:name="P49" style:family="paragraph" style:parent-style-name="Heading_20_1">
      <style:text-properties officeooo:rsid="0053d721" officeooo:paragraph-rsid="0053d721"/>
    </style:style>
    <style:style style:name="T1" style:family="text">
      <style:text-properties officeooo:rsid="00111832"/>
    </style:style>
    <style:style style:name="T2" style:family="text">
      <style:text-properties officeooo:rsid="00111a0b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178c03"/>
    </style:style>
    <style:style style:name="T5" style:family="text">
      <style:text-properties fo:language="pt" fo:country="BR" officeooo:rsid="0017e22d"/>
    </style:style>
    <style:style style:name="T6" style:family="text">
      <style:text-properties fo:language="pt" fo:country="BR" officeooo:rsid="0018849f"/>
    </style:style>
    <style:style style:name="T7" style:family="text">
      <style:text-properties fo:language="pt" fo:country="BR" officeooo:rsid="001c3e94"/>
    </style:style>
    <style:style style:name="T8" style:family="text">
      <style:text-properties fo:language="pt" fo:country="BR" officeooo:rsid="0020e3a3" style:font-size-asian="10.5pt"/>
    </style:style>
    <style:style style:name="T9" style:family="text">
      <style:text-properties fo:language="pt" fo:country="BR" officeooo:rsid="00216d19" style:font-size-asian="10.5pt"/>
    </style:style>
    <style:style style:name="T10" style:family="text">
      <style:text-properties fo:language="pt" fo:country="BR" officeooo:rsid="00493605" style:font-size-asian="10.5pt"/>
    </style:style>
    <style:style style:name="T11" style:family="text">
      <style:text-properties fo:language="pt" fo:country="BR" officeooo:rsid="00226a02"/>
    </style:style>
    <style:style style:name="T12" style:family="text">
      <style:text-properties fo:language="pt" fo:country="BR" officeooo:rsid="00237a59"/>
    </style:style>
    <style:style style:name="T13" style:family="text">
      <style:text-properties fo:language="pt" fo:country="BR" officeooo:rsid="00247975"/>
    </style:style>
    <style:style style:name="T14" style:family="text">
      <style:text-properties fo:language="pt" fo:country="BR" officeooo:rsid="002650ff"/>
    </style:style>
    <style:style style:name="T15" style:family="text">
      <style:text-properties fo:language="pt" fo:country="BR" officeooo:rsid="0026d7e4"/>
    </style:style>
    <style:style style:name="T16" style:family="text">
      <style:text-properties fo:language="pt" fo:country="BR" officeooo:rsid="00493605"/>
    </style:style>
    <style:style style:name="T17" style:family="text">
      <style:text-properties officeooo:rsid="0014f8fc"/>
    </style:style>
    <style:style style:name="T18" style:family="text">
      <style:text-properties officeooo:rsid="0015ade3"/>
    </style:style>
    <style:style style:name="T19" style:family="text">
      <style:text-properties officeooo:rsid="00216d19" style:font-size-asian="10.5pt"/>
    </style:style>
    <style:style style:name="T20" style:family="text">
      <style:text-properties officeooo:rsid="00493605" style:font-size-asian="10.5pt"/>
    </style:style>
    <style:style style:name="T21" style:family="text">
      <style:text-properties officeooo:rsid="003084d9"/>
    </style:style>
    <style:style style:name="T22" style:family="text">
      <style:text-properties officeooo:rsid="0030a7b4"/>
    </style:style>
    <style:style style:name="T23" style:family="text">
      <style:text-properties officeooo:rsid="003245e7"/>
    </style:style>
    <style:style style:name="T24" style:family="text">
      <style:text-properties officeooo:rsid="003b8021"/>
    </style:style>
    <style:style style:name="T25" style:family="text">
      <style:text-properties officeooo:rsid="003f91ed"/>
    </style:style>
    <style:style style:name="T26" style:family="text">
      <style:text-properties officeooo:rsid="004d56ab"/>
    </style:style>
    <style:style style:name="T27" style:family="text">
      <style:text-properties officeooo:rsid="00503683"/>
    </style:style>
    <style:style style:name="T28" style:family="text">
      <style:text-properties officeooo:rsid="005916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ção</text:h>
      <text:p text:style-name="Text_20_body"/>
      <text:p text:style-name="P16">Problema :</text:p>
      <text:p text:style-name="P7"><text:span text:style-name="T8">Com uma demanda de energia sempre crescente nosso mundo, o problema de economia de energia é colocado no centro das preocupações. </text:span><text:span text:style-name="T9">O </text:span><text:span text:style-name="T10">conceito de négaWatt traduze uma economia de energia devido a uma mudança de comportamento ou de tecnologia usada, e veja essa economia como um ganho.</text:span><text:span text:style-name="T8"> </text:span><text:span text:style-name="T10">U</text:span><text:span text:style-name="T19">m campo cujo desperdício de energia </text:span><text:span text:style-name="T20">fica ainda extremamente </text:span><text:span text:style-name="T19">importante é o edifício</text:span><text:span text:style-name="T9">.</text:span></text:p>
      <text:p text:style-name="P2"/>
      <text:p text:style-name="P1"><text:span text:style-name="T19">Por conseguinte, as investigações na </text:span>área <text:span text:style-name="T2">do desempenho energético</text:span> dos <text:span text:style-name="T1">edifícios cresceu muito recentemente; uma ação prioritária que as sociedades deve ter em mente é a redução do consumo de energia dos novos edifícios, também como a renovação dos antigos.</text:span></text:p>
      <text:p text:style-name="P12">A propósito, a legislação sobre o desempenho energético dos edifícios é sempre mas exigente, especificamente nos países europeus com a directiva 2002/91/CE limitando o consumo de energia dos edifícios.</text:p>
      <text:p text:style-name="P10">Para o design desses edifícios, é necessári<text:span text:style-name="T18">o</text:span> a computação dos termos chamados “Heat Load” e “Cooling Load” (que pode ser traduzido pelo “carga de aquecimento” e “carga de arrefecimento” respetivamente). <text:span text:style-name="T17">Eles</text:span> são diretamente ligados <text:span text:style-name="T17">à</text:span> especificaç<text:span text:style-name="T17">ão</text:span> dos equipamentos responsáveis para <text:span text:style-name="T17">manter uma temperatura confortável, e então ao consumo energético. Esses coeficientes são ligados as características geométricas dos edifícios, como também ao clima local e ao uso dele (industrial, casal …).</text:span></text:p>
      <text:p text:style-name="P11">Existem muitos diferentes software de simulação que são eficientes para prever o consumo energético dos edifícios em projeto com uma precisão aceitável. Eles resolvam as equações diferencias da termodinâmica aplicada a uma geometria particular. No enquanto, essas simulações podem demorar muito tempo, sem mencionar que quando um parâmetro é mudado, a simulação deve ser reinicializada desde ao início.</text:p>
      <text:p text:style-name="Text_20_body"><text:span text:style-name="T4">Desse fato, um interesso crescente sobre o uso das técnicas de aprendizado de máquinas nasci. A ideá é a seguinte: suponho que você tem um banco de dados recente com as características e cargas de um grande número de edifícios, o uso de estatísticas e aprendizado de máquinas pode reduzir o tempo de </text:span><text:span text:style-name="T5">computação</text:span><text:span text:style-name="T4"> </text:span><text:span text:style-name="T5">e facilitar o experimento de diversos parâmetros. Nos podemos pensar até criar um banco de dados com os diferentes resultados de simulação, e depois prever o desempenho energético de um novo edifício com interpolação dos resultados que nos já temos.</text:span></text:p>
      <text:p text:style-name="P17"><text:span text:style-name="T5">Is</text:span><text:span text:style-name="T11">t</text:span><text:span text:style-name="T5">o </text:span><text:span text:style-name="T11">foi</text:span><text:span text:style-name="T5"> a ideá </text:span><text:span text:style-name="T6">do engenheiro civil Angeliki Xifara </text:span><text:span text:style-name="T12">e do </text:span><text:span text:style-name="T13">matemático</text:span><text:span text:style-name="T12"> </text:span><text:span text:style-name="T6">Athanasios Tsanas da universidade de Oxford. </text:span><text:span text:style-name="T12">U</text:span><text:span text:style-name="T6">sando o software Ecotect</text:span><text:span text:style-name="T12">, um conjunto de dado foi criado da </text:span><text:span text:style-name="T6">simula</text:span><text:span text:style-name="T12">ção</text:span><text:span text:style-name="T6"> </text:span><text:span text:style-name="T12">d</text:span><text:span text:style-name="T6">o desempenho energético </text:span><text:span text:style-name="T12">para </text:span><text:span text:style-name="T6">768 geometrias de edifícios, assumindo uma localização em </text:span><text:span text:style-name="T7">Atena</text:span><text:span text:style-name="T6">, Grécia e um uso residencial com sete pessoas.</text:span></text:p>
      <text:p text:style-name="P15"><text:span text:style-name="T6">Nos vamos estudar esse banco de dados. Para ter mais informações sobre as hipóteses de simulação, deve-se referir </text:span><text:span text:style-name="T14">o</text:span><text:span text:style-name="T6"> papel </text:span><text:span text:style-name="T14">deles</text:span><text:span text:style-name="T6">.</text:span></text:p>
      <text:p text:style-name="P13"/>
      <text:h text:style-name="Heading_20_1" text:outline-level="1"><text:span text:style-name="T6">D</text:span><text:span text:style-name="T3">escrição dos dados</text:span></text:h>
      <text:p text:style-name="P9"/>
      <text:p text:style-name="P14">O dataset é tirado do web-site UCI – Machine Learning Repository.</text:p>
      <text:p text:style-name="P14"/>
      <text:p text:style-name="P3"><text:bookmark text:name="noHighlight_0.7501092334565201"/><text:soft-page-break/><text:span text:style-name="T15">Olhando para a valor media das variáveis na figura, nos podemos observar uma diferencia de escala entre as </text:span><text:span text:style-name="T16">variáveis.</text:span><text:span text:style-name="T15"> </text:span><text:bookmark text:name="noHighlight_0.2426569681033195"/>Na verdade, a maioria dessas variáveis não têm a mesma unidade:</text:p>
      <text:p text:style-name="P4">Em metros quadrados</text:p>
      <text:p text:style-name="P4"/>
      <text:p text:style-name="P5">Quando nos vamos comparar essas variáveis entre elas, nos vamos ter que padronizar elas. O escolho da métrica de Z-score foi feito, mesmo que a padronização min-max podia ser feita devido ao fato que a amostra não tem outliers como nos vamos ver em seguinte.</text:p>
      <text:p text:style-name="P6">Ela é legal, embora que pudesse </text:p>
      <text:p text:style-name="P6"/>
      <text:p text:style-name="P8">Para facilitar o estudo das regressões, nos vamos somar a carga de aquecimento e a carga de arrefecimento para ter uma única saída.</text:p>
      <text:p text:style-name="Text_20_body"/>
      <text:p text:style-name="P28">Um estudo anterior foi realizada, concluindo que o conjunto de dados :</text:p>
      <text:p text:style-name="P28">- não tinha valores ausentes</text:p>
      <text:p text:style-name="P28">- não tinha valores aberrantes (outliers)</text:p>
      <text:p text:style-name="P28"/>
      <text:h text:style-name="Heading_20_1" text:outline-level="1">Detecção de outliers</text:h>
      <text:p text:style-name="Text_20_body"/>
      <text:p text:style-name="Standard"><text:bookmark text:name="noHighlight_0.33418974740132656"/>Como um lembrete, <text:span text:style-name="T21">o gráfico das</text:span> média<text:span text:style-name="T21">s ordenadas</text:span> é obtida pela fórmula:</text:p>
      <text:p text:style-name="Standard"/>
      <text:p text:style-name="P18"><text:span text:style-name="T21">Podemos considerar que não há nenhum registro aberrantes, porque nenhum é fortemente afastado dos outros (seja com a medida euclideana ou a medida Mahalanobis). </text:span><text:bookmark text:name="noHighlight_0.7063721131903605"/>Além disso, não é surpreendente <text:span text:style-name="T22">porque as variáveis de entradas foram selecionadas pelo engenheiro que fiz as simulações, então ele escolheu uma faixa responsável para cada um delas.</text:span></text:p>
      <text:p text:style-name="Text_20_body">É importante de notar que a distancia de Mahalanobis é adequada para medir a separação entre <text:span text:style-name="T23">um</text:span> conjunto de dados gerado pela distribuição normal multivariada.</text:p>
      <text:p text:style-name="Text_20_body">No enquanto, nesse conjunto de dado, as distribuições não parecem a ela como <text:span text:style-name="T23">nos vamos ver</text:span> nos <text:span text:style-name="T23">histogramas seguintes</text:span>.</text:p>
      <text:p text:style-name="Text_20_body"/>
      <text:h text:style-name="Heading_20_1" text:outline-level="1">Distribuições</text:h>
      <text:p text:style-name="P19">Podemos então confirmar que as variáveis de saídas são parecidas. No estudo futuro de regressão, será interessante de somente considerar um delas no primeiro lugar.</text:p>
      <text:p text:style-name="P19">Uma outra coisa que deve ser apontada é a forma multimodal das variáveis de saída. Nos podemos já ter em mente que uma regressão linear não vai dar certo.</text:p>
      <text:p text:style-name="P19"/>
      <text:p text:style-name="P20">Parece que as variáveis X1 e X2 são bem correlacionadas, e que a variável X5 <text:span text:style-name="T26">não dá muito</text:span> mais informações de que as outras. Isto é comprovado com a matriz de correlação.</text:p>
      <text:p text:style-name="P20"/>
      <text:p text:style-name="P21"><text:span text:style-name="T24">Efetivamente, as variáveis X1 (Relative Compactness) e X2 (Surface Area) são </text:span><text:bookmark text:name="ouHighlight__0_8TO0_11"/>inversamente<text:bookmark text:name="noHighlight_0.7040258651939723"/> <text:bookmark text:name="ouHighlight__10_21TO13_24"/>proporcional <text:span text:style-name="T24">com um coeficiente de correlação igual a -1. Olhando no papel dos autores, nos podemos encontrar a explicação desse resultado: nos valores escolhidos para as simulações, eles fizeram a </text:span><text:bookmark text:name="noHighlight_0.7817759266808431"/>hipótese <text:span text:style-name="T24">de um volume total dos edifícios constantes. Isto acarreta num relação analítica que liga X1 com X2.</text:span></text:p>
      <text:p text:style-name="P22"><text:soft-page-break/>Nos podemos observar também que X4 (Roof Area) é bem correlacionado com X5 (Overall Height), provavelmente devido da mesma hipótese.</text:p>
      <text:p text:style-name="P22">Finalmente, as duas variáveis de saída y1 e y2 são fortemente correlacionadas.</text:p>
      <text:p text:style-name="P22"/>
      <text:p text:style-name="P29">Nos podemos comentar que as variáveis “X3 Wall Area”, “X4 Roof Area”, “X7 Glazing Area” e “X8 Glazing Area Distr.” não são bem centradas.</text:p>
      <text:p text:style-name="P30">Seja bem de processar com a metodologia de <text:span text:style-name="T26">validação cruzada para ser robusto à escolha das partições de teste e valida.</text:span></text:p>
      <text:p text:style-name="P30"/>
      <text:p text:style-name="P31">As variáveis de entradas “X4 Roof Area” e “X5 Overall Height” são variáveis altamente correlacionadas com a variável de saída.</text:p>
      <text:h text:style-name="P49" text:outline-level="1"/>
      <text:h text:style-name="P49" text:outline-level="1">Random Forest regressor</text:h>
      <text:p text:style-name="P40"/>
      <text:p text:style-name="P39">Primeiramente, deve-se apresentar o algoritmo de árvore de decisão, porque o algoritmo de Random Forest é baseado nele.</text:p>
      <text:p text:style-name="P39"/>
      <text:p text:style-name="P41">A ideá seguida nesse modelo é simplesmente de treinar o modelo com um número de árvore de decisão grande, e de pegar a media para melhorar a capacidade preditiva.</text:p>
      <text:p text:style-name="P41">Por lembrete, a árvore de decisão é uma estrutura de dados definida recursivamente como:</text:p>
      <text:p text:style-name="P41"/>
      <text:p text:style-name="P42">Inicialmente designado para problemas de classificação, nos podemos utilizar ele assumindo que as nó folhas contem os valores da variável de saída, o teste como uma verificação da distância entre o valor previsto e o valor querido.</text:p>
      <text:p text:style-name="P43"/>
      <text:p text:style-name="P43">Ele é usada para aproximar uma curva senus </text:p>
      <text:p text:style-name="P43"/>
      <text:p text:style-name="P44">Conclusão</text:p>
      <text:p text:style-name="P44"/>
      <text:p text:style-name="P46">Comparando com a tabela, nos podemos certificar que a variável X6 tem uma influencia desprezível.</text:p>
      <text:p text:style-name="P46">A hipostesia feita sobre o influencia de X6 desprezível é então valida.</text:p>
      <text:p text:style-name="P44"/>
      <text:p text:style-name="P47">A métrica MAPE acarreta ser totalmente errada, provavelmente devido à uma divisão de números pequenos na sua fórmula, que é mal administrado pelo computador.</text:p>
      <text:p text:style-name="P47"/>
      <text:p text:style-name="P44"/>
      <text:p text:style-name="P44">Nos podemos concluir que esse conjunto de dados não é bem modelado por modelos lineares simples. No enquanto o modelo linear polinômial de grau 3 tem aproximativamente o mesmo desempenho que o modelo de RandomForest.</text:p>
      <text:p text:style-name="P45"><text:soft-page-break/>Seja bem de comparar esses modelos com <text:span text:style-name="T28">modelos de </text:span>redes neurais, mas eu não consegui instalar a última versão de scikit que tem esses algoritmos de rede neural.</text:p>
      <text:p text:style-name="P44"/>
      <text:p text:style-name="P41"/>
      <text:h text:style-name="P48" text:outline-level="1">Atividades preditivas: regressões</text:h>
      <text:p text:style-name="P27"/>
      <text:p text:style-name="P32">Um estudo sobre a influência do grau escolhida do polinômio foi feita. <text:span text:style-name="T27">As estatísticas de validação para cada grau é dado pela tabela, plotada na figura</text:span></text:p>
      <text:p text:style-name="P33"/>
      <text:p text:style-name="P34">Os scores obtidos para os polinômios de grau 4 e 5 não faze nenhum sentido. Eu não consegui entender onde ficou o problema na hora da computação deles.</text:p>
      <text:p text:style-name="P34">No enquanto, nos podemos observar que os graus 2 e 3 são bem parecidos em termo de qualidade de modelagem, e que para graus superiores, nos podemos assumir que é uma situação de overfitting, com uma complexidade da modelagem superior ao que é preciso.</text:p>
      <text:p text:style-name="P34"><text:s/></text:p>
      <text:p text:style-name="P37">Isto quer significar que o conjunto de dados vai ser dividido em 10 subconjuntos. Em cada ciclo (por um total de 10), o modelo é ajustado utilizando 9 subconjuntos e avaliado com o subconjunto restante.</text:p>
      <text:p text:style-name="P37"/>
      <text:p text:style-name="P38">Finalmente, é importante </text:p>
      <text:p text:style-name="P32"/>
      <text:p text:style-name="P32"/>
      <text:p text:style-name="P35">Regularizacao de tikhonov :</text:p>
      <text:p text:style-name="P32"/>
      <text:p text:style-name="P32"/>
      <text:p text:style-name="P32"/>
      <text:p text:style-name="P32"/>
      <text:p text:style-name="P32"/>
      <text:p text:style-name="P32"><text:s/></text:p>
      <text:h text:style-name="Heading_20_1" text:outline-level="1"><text:s/>Discussão</text:h>
      <text:p text:style-name="P23">Nos fizemos a analisa de um conjunto de dados com pouco variáveis, que já estava bem condicionada (sem valores ausentes nem outliers). No enquanto, nos vimos que as distribuições não são trívias.</text:p>
      <text:p text:style-name="P23">A próxima etapa do projeto vai ser de encontrar um modelo capaz de prever as variáveis y1 (Heat Load) e y2 (Cooling Load) em função das variáveis geométricas dos edifícios. E nos já apontamos que uma regressão linear não parece ser um bom escolho de modelo <text:span text:style-name="T25">por causa dessas distribuições foram do comum.</text:span></text:p>
      <text:p text:style-name="P24">Nos podemos também comentar o fato de que o website UCI colocou esse dataset na categoria de exercícios de classificação: deve ser simplesmente considerado do ponto de vista de classificação energética dos edifícios.</text:p>
      <text:p text:style-name="P25">A figura monstra a classificação oficial na Europa.</text:p>
      <text:p text:style-name="P25"><text:soft-page-break/></text:p>
      <text:p text:style-name="P26">Mail</text:p>
      <text:p text:style-name="P26"/>
      <text:p text:style-name="P26">Boa tarde,</text:p>
      <text:p text:style-name="P26"/>
      <text:p text:style-name="P26">Eu sou o aluno francese da inteligência computacional.</text:p>
      <text:p text:style-name="P26">Isto é o meu endereço de e-mail, eu queria que você me adiciona na lista da comunicação dos alunos dessa matéria, e também no drive para colocar o relatório.</text:p>
      <text:p text:style-name="P26"/>
      <text:p text:style-name="P26">Eu coloquei em anexo o meu relatório, e também perguntei a luciana do curso de colocar ele no drive (por segurança).</text:p>
      <text:p text:style-name="P26"/>
      <text:p text:style-name="P26">Cordialmente,</text:p>
      <text:p text:style-name="P26">Guillaume Jeusel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37:02.339427667</meta:creation-date>
    <meta:editing-duration>PT13H34M16S</meta:editing-duration>
    <meta:editing-cycles>26</meta:editing-cycles>
    <meta:generator>LibreOfficeDev/5.1.5.2$Linux_X86_64 LibreOffice_project/10m0$Build-2</meta:generator>
    <dc:date>2016-12-11T13:25:37.116427338</dc:date>
    <meta:document-statistic meta:table-count="0" meta:image-count="0" meta:object-count="0" meta:page-count="5" meta:paragraph-count="68" meta:word-count="1482" meta:character-count="9159" meta:non-whitespace-character-count="7736"/>
  </office:meta>
</office:document-meta>
</file>